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3cm" fo:min-width="1.745cm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0.77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1.722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587cm" svg:x="8.302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2.54cm" svg:height="1.905cm" svg:x="4.175cm" svg:y="8.937cm">
          <text:p text:style-name="P1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54cm" svg:height="1.905cm" svg:x="8.62cm" svg:y="8.937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54cm" svg:height="1.905cm" svg:x="12.747cm" svg:y="8.937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8.62cm" svg:y1="6.08cm" svg:x2="5.445cm" svg:y2="8.937cm">
          <text:p/>
        </draw:line>
        <draw:line draw:style-name="gr4" draw:text-style-name="P2" draw:layer="layout" svg:x1="9.89cm" svg:y1="6.397cm" svg:x2="9.89cm" svg:y2="8.937cm">
          <text:p/>
        </draw:line>
        <draw:line draw:style-name="gr5" draw:text-style-name="P2" draw:layer="layout" svg:x1="11.16cm" svg:y1="6.08cm" svg:x2="14.017cm" svg:y2="8.937cm">
          <text:p/>
        </draw:line>
        <draw:custom-shape draw:style-name="gr6" draw:text-style-name="P1" draw:layer="layout" svg:width="2.222cm" svg:height="1.588cm" svg:x="1cm" svg:y="12.747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1.588cm" svg:x="4.492cm" svg:y="12.747cm">
          <text:p text:style-name="P1">02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45cm" svg:y1="10.842cm" svg:x2="1.952cm" svg:y2="12.747cm">
          <text:p/>
        </draw:line>
        <draw:line draw:style-name="gr8" draw:text-style-name="P2" draw:layer="layout" svg:x1="5.445cm" svg:y1="10.842cm" svg:x2="5.762cm" svg:y2="12.747cm">
          <text:p/>
        </draw:line>
        <draw:custom-shape draw:style-name="gr6" draw:text-style-name="P1" draw:layer="layout" svg:width="2.222cm" svg:height="1.588cm" svg:x="1cm" svg:y="16.24cm">
          <text:p text:style-name="P1">012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.952cm" svg:y1="14.335cm" svg:x2="1.952cm" svg:y2="16.557cm">
          <text:p/>
        </draw:line>
        <draw:custom-shape draw:style-name="gr6" draw:text-style-name="P1" draw:layer="layout" svg:width="2.222cm" svg:height="1.588cm" svg:x="4.492cm" svg:y="16.24cm">
          <text:p text:style-name="P1">021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444cm" svg:y1="14.335cm" svg:x2="5.444cm" svg:y2="16.557cm">
          <text:p/>
        </draw:line>
        <draw:custom-shape draw:style-name="gr6" draw:text-style-name="P1" draw:layer="layout" svg:width="2.222cm" svg:height="1.588cm" svg:x="7.985cm" svg:y="12.74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1.588cm" svg:x="11.477cm" svg:y="12.747cm">
          <text:p text:style-name="P1">12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89cm" svg:y1="10.842cm" svg:x2="8.937cm" svg:y2="12.747cm">
          <text:p/>
        </draw:line>
        <draw:line draw:style-name="gr8" draw:text-style-name="P2" draw:layer="layout" svg:x1="9.89cm" svg:y1="10.842cm" svg:x2="12.747cm" svg:y2="12.747cm">
          <text:p/>
        </draw:line>
        <draw:custom-shape draw:style-name="gr6" draw:text-style-name="P1" draw:layer="layout" svg:width="2.222cm" svg:height="1.588cm" svg:x="7.985cm" svg:y="16.24cm">
          <text:p text:style-name="P1">102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937cm" svg:y1="14.335cm" svg:x2="8.937cm" svg:y2="16.557cm">
          <text:p/>
        </draw:line>
        <draw:custom-shape draw:style-name="gr6" draw:text-style-name="P1" draw:layer="layout" svg:width="2.222cm" svg:height="1.588cm" svg:x="11.477cm" svg:y="16.24cm">
          <text:p text:style-name="P1">120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.429cm" svg:y1="14.335cm" svg:x2="12.429cm" svg:y2="16.557cm">
          <text:p/>
        </draw:line>
        <draw:frame draw:style-name="gr10" draw:text-style-name="P3" draw:layer="layout" svg:width="0.853cm" svg:height="0.962cm" svg:x="3.857cm" svg:y="8.62cm">
          <draw:text-box>
            <text:p>2</text:p>
          </draw:text-box>
        </draw:frame>
        <draw:frame draw:style-name="gr10" draw:text-style-name="P3" draw:layer="layout" svg:width="0.853cm" svg:height="0.962cm" svg:x="1.317cm" svg:y="11.738cm">
          <draw:text-box>
            <text:p>1</text:p>
          </draw:text-box>
        </draw:frame>
        <draw:frame draw:style-name="gr10" draw:text-style-name="P3" draw:layer="layout" svg:width="0.853cm" svg:height="0.962cm" svg:x="2.27cm" svg:y="15.278cm">
          <draw:text-box>
            <text:p>0</text:p>
          </draw:text-box>
        </draw:frame>
        <draw:frame draw:style-name="gr10" draw:text-style-name="P3" draw:layer="layout" svg:width="0.853cm" svg:height="0.962cm" svg:x="4.492cm" svg:y="15.287cm">
          <draw:text-box>
            <text:p>0</text:p>
          </draw:text-box>
        </draw:frame>
        <draw:frame draw:style-name="gr11" draw:text-style-name="P3" draw:layer="layout" svg:width="0.853cm" svg:height="1.279cm" svg:x="4.492cm" svg:y="11.795cm">
          <draw:text-box>
            <text:p>1</text:p>
          </draw:text-box>
        </draw:frame>
        <draw:frame draw:style-name="gr10" draw:text-style-name="P3" draw:layer="layout" svg:width="0.853cm" svg:height="0.962cm" svg:x="8.62cm" svg:y="8.62cm">
          <draw:text-box>
            <text:p>2</text:p>
          </draw:text-box>
        </draw:frame>
        <draw:frame draw:style-name="gr12" draw:text-style-name="P3" draw:layer="layout" svg:width="18.098cm" svg:height="4.517cm" svg:x="1.317cm" svg:y="1cm">
          <draw:text-box>
            <text:p><text:span text:style-name="T1">Vars: </text:span><text:span text:style-name="T1">depth (= </text:span><text:span text:style-name="T1">remaing</text:span><text:span text:style-name="T1">.size), </text:span><text:span text:style-name="T1">number </text:span><text:span text:style-name="T1">up to </text:span><text:span text:style-name="T1">now, </text:span><text:span text:style-name="T1">target_n</text:span><text:span text:style-name="T1">um </text:span></text:p>
            <text:p>1. Start root ;</text:p>
            <text:p>2. Create nodes: 0-remaining (lex. order)</text:p>
            <text:p>3. choose node: Target_num / fak(remaing.size -1)</text:p>
            <text:p>4 repeat until remaining.size == zero</text:p>
          </draw:text-box>
        </draw:frame>
        <draw:frame draw:style-name="gr10" draw:text-style-name="P3" draw:layer="layout" svg:width="0.853cm" svg:height="0.962cm" svg:x="12.747cm" svg:y="8.876cm">
          <draw:text-box>
            <text:p>2</text:p>
          </draw:text-box>
        </draw:frame>
        <draw:frame draw:style-name="gr10" draw:text-style-name="P3" draw:layer="layout" svg:width="0.853cm" svg:height="0.962cm" svg:x="7.35cm" svg:y="5.127cm">
          <draw:text-box>
            <text:p>6</text:p>
          </draw:text-box>
        </draw:frame>
        <draw:frame draw:style-name="gr10" draw:text-style-name="P3" draw:layer="layout" svg:width="2.898cm" svg:height="3.806cm" svg:x="2.587cm" svg:y="24.149cm">
          <draw:text-box>
            <text:p>1 → 1</text:p>
            <text:p>2 → 2</text:p>
            <text:p>3 → 6</text:p>
            <text:p>4 → 24</text:p>
            <text:p>5 → 132</text:p>
          </draw:text-box>
        </draw:frame>
        <draw:frame draw:style-name="gr10" draw:text-style-name="P3" draw:layer="layout" svg:width="11.068cm" svg:height="0.962cm" svg:x="5.489cm" svg:y="26.082cm">
          <draw:text-box>
            <text:p>12 13 14 21 23 24 31 32 34 41 42 43 </text:p>
          </draw:text-box>
        </draw:frame>
        <draw:frame draw:style-name="gr10" draw:text-style-name="P3" draw:layer="layout" svg:width="2.157cm" svg:height="0.962cm" svg:x="5.762cm" svg:y="27.613cm">
          <draw:text-box>
            <text:p>12 (6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6T22:34:05.912741309</meta:creation-date>
    <dc:date>2022-04-06T23:16:29.839247382</dc:date>
    <meta:editing-duration>PT8M9S</meta:editing-duration>
    <meta:editing-cycles>1</meta:editing-cycles>
    <meta:document-statistic meta:object-count="35"/>
    <meta:generator>LibreOffice/7.2.6.2$Linux_X86_64 LibreOffice_project/20$Build-2</meta:generator>
  </office:meta>
</office:document-meta>
</file>